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MaxFormat</text:p>
      <text:p text:style-name="P2"/>
      <text:p text:style-name="Text_20_body">Some 'Special Ability Hooks' utilize this format to specify a value to be used for things like character movement during combat. <text:s/>This format allows several scripts to interact with one another easily. <text:s/>One script might specify a minimum value and another might specify a particular value that should be forced to lie withing the previously specified minimum and maximum values.</text:p>
      <text:p text:style-name="Text_20_body"/>
      <text:p text:style-name="Text_20_body">Before the first script is called, the minimum and maximum are set according as described in the documentation for the hook. <text:s/>Then the scripts are called, one at a time, and the results of each script are used to change the minimum and maximum values. <text:s/>After all the scripts have been called, the minimum and maximum values are used as decribed in the documentation for the hook.</text:p>
      <text:p text:style-name="Text_20_body"/>
      <text:p text:style-name="Text_20_body">Each script returns a string with zero or more specifications, all concatenated. <text:s/>Each specification takes one of three possible formats:</text:p>
      <text:p text:style-name="Text_20_body"/>
      <text:list xml:id="list34441598" text:style-name="L1">
        <text:list-item>
          <text:p text:style-name="P3">The character '=' followed by an integer: <text:s/>for example “=24”. <text:s/>This integer is first subjected to the current minimum and maximum values and then the minimum is raised to this value and the maximum is lowered to this value. <text:s/></text:p>
        </text:list-item>
        <text:list-item>
          <text:p text:style-name="P3">The character '&gt;' followed by an integer: for example “&gt;3”. <text:s/>This causes the minimum value to be set to the integer value but not greater than the current maximum.</text:p>
        </text:list-item>
        <text:list-item>
          <text:p text:style-name="P3">The character '&lt;' followed by an integer: for example “&lt;45”. <text:s/>This causes the maximum value top be set to the integer value but not less than the current minimum.</text:p>
        </text:list-item>
      </text:list>
      <text:p text:style-name="Text_20_body"/>
      <text:p text:style-name="Text_20_body">Examples: </text:p>
      <text:p text:style-name="Text_20_body">“&gt;2&lt;45”<text:tab/>Set minimum to 2 and maximum to 45.</text:p>
      <text:p text:style-name="Text_20_body">“=24”</text:p>
      <text:p text:style-name="Text_20_body">“&gt;0=0”<text:tab/>Force minimum to zero and set maximum to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09:59:04</meta:creation-date>
    <meta:generator>OpenOffice.org/3.2$Win32 OpenOffice.org_project/320m18$Build-9502</meta:generator>
    <meta:editing-cycles>2</meta:editing-cycles>
    <meta:editing-duration>PT00H02M35S</meta:editing-duration>
    <dc:title>GPDL Variables</dc:title>
    <dc:date>2011-03-17T14:41:25.78</dc:date>
    <dc:creator>Paul Stevens</dc:creator>
    <meta:document-statistic meta:table-count="0" meta:image-count="0" meta:object-count="0" meta:page-count="1" meta:paragraph-count="11" meta:word-count="275" meta:character-count="1570"/>
  </office:meta>
</office:document-meta>
</file>